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b3b3b3" draw:textarea-vertical-align="middle" draw:auto-grow-height="false" fo:min-height="0.646cm"/>
    </style:style>
    <style:style style:name="gr2" style:family="graphic" style:parent-style-name="standard">
      <style:graphic-properties draw:stroke="none" svg:stroke-color="#000000" draw:fill="solid" draw:fill-color="#008080" draw:textarea-vertical-align="middle" draw:auto-grow-height="false" fo:min-height="0.646cm" fo:padding-left="0cm" fo:padding-right="0cm"/>
    </style:style>
    <style:style style:name="gr3" style:family="graphic" style:parent-style-name="standard">
      <style:graphic-properties draw:stroke="none" svg:stroke-color="#000000" draw:fill="solid" draw:fill-color="#808000" draw:textarea-vertical-align="middle" draw:auto-grow-height="false" fo:min-height="0.646cm"/>
    </style:style>
    <style:style style:name="gr4" style:family="graphic" style:parent-style-name="standard">
      <style:graphic-properties draw:stroke="none" svg:stroke-color="#000000" draw:fill="solid" draw:fill-color="#dd4814" draw:textarea-vertical-align="middle" draw:auto-grow-height="false" fo:min-height="0.646cm"/>
    </style:style>
    <style:style style:name="gr5" style:family="graphic" style:parent-style-name="objectwithoutfill">
      <style:graphic-properties svg:stroke-width="0.05cm" draw:marker-start-width="0.355cm" draw:marker-end="Rounded_20_large_20_Arrow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="Rounded_20_large_20_Arrow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355cm" draw:marker-end="Rounded_20_large_20_Arrow" draw:marker-end-width="0.4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draw:stroke="none" svg:stroke-color="#000000" draw:fill="none" draw:fill-color="#ffffff" fo:min-height="0.543cm"/>
    </style:style>
    <style:style style:name="gr10" style:family="graphic" style:parent-style-name="standard">
      <style:graphic-properties draw:stroke="none" svg:stroke-color="#000000" draw:fill="none" draw:fill-color="#ffffff" fo:min-height="1.14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3b3b3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solid" draw:fill-color="#008080"/>
      <style:paragraph-properties fo:text-align="center"/>
      <style:text-properties fo:color="#ffffff" fo:font-size="12pt" style:font-size-asian="18pt" style:font-size-complex="18pt"/>
    </style:style>
    <style:style style:name="P4" style:family="paragraph">
      <loext:graphic-properties draw:fill="solid" draw:fill-color="#808000"/>
      <style:paragraph-properties fo:text-align="center"/>
      <style:text-properties fo:color="#ffffff" fo:font-size="12pt" style:font-size-asian="18pt" style:font-size-complex="18pt"/>
    </style:style>
    <style:style style:name="P5" style:family="paragraph">
      <loext:graphic-properties draw:fill="solid" draw:fill-color="#dd4814"/>
      <style:paragraph-properties fo:text-align="center"/>
      <style:text-properties fo:color="#ffffff" fo:font-size="12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ffffff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cm" svg:height="1cm" svg:x="0.65cm" svg:y="3.01cm">
          <draw:text-box>
            <text:p text:style-name="P1"><text:span text:style-name="T1">untracked</text:span></text:p>
          </draw:text-box>
        </draw:frame>
        <draw:frame draw:style-name="gr2" draw:text-style-name="P3" draw:layer="layout" svg:width="2.5cm" svg:height="1cm" svg:x="9.967cm" svg:y="0.52cm">
          <draw:text-box>
            <text:p text:style-name="P1"><text:span text:style-name="T2">unmodified</text:span></text:p>
          </draw:text-box>
        </draw:frame>
        <draw:frame draw:style-name="gr3" draw:text-style-name="P4" draw:layer="layout" svg:width="2.5cm" svg:height="1cm" svg:x="9.953cm" svg:y="5.429cm">
          <draw:text-box>
            <text:p text:style-name="P1"><text:span text:style-name="T2">modified</text:span></text:p>
          </draw:text-box>
        </draw:frame>
        <draw:frame draw:style-name="gr4" draw:text-style-name="P5" draw:layer="layout" svg:width="2.5cm" svg:height="1cm" svg:x="5.594cm" svg:y="3.008cm">
          <draw:text-box>
            <text:p text:style-name="P1"><text:span text:style-name="T2">new</text:span></text:p>
          </draw:text-box>
        </draw:frame>
        <draw:polyline draw:style-name="gr5" draw:text-style-name="P6" draw:layer="layout" svg:width="2.651cm" svg:height="2.511cm" draw:transform="rotate (1.35594629587439) translate (6.94259953870799cm 2.98729399492871cm)" svg:viewBox="0 0 2652 2512" draw:points="0,13 255,0 532,51 822,117 1170,225 1460,398 1779,604 2013,846 2208,1112 2382,1436 2504,1718 2592,2043 2643,2315 2652,2512">
          <text:p/>
        </draw:polyline>
        <draw:polyline draw:style-name="gr5" draw:text-style-name="P6" draw:layer="layout" svg:width="2.754cm" svg:height="2.753cm" draw:transform="skewX (0.00296705972839038) rotate (-0.778242313464272) translate (10.9695936099339cm 1.53026147182072cm)" svg:viewBox="0 0 2755 2754" draw:points="0,14 265,0 553,56 854,128 1216,247 1517,437 1848,662 2091,927 2294,1219 2475,1574 2602,1883 2694,2239 2746,2538 2755,2754">
          <text:p/>
        </draw:polyline>
        <draw:polyline draw:style-name="gr6" draw:text-style-name="P6" draw:layer="layout" svg:width="2.778cm" svg:height="2.775cm" draw:transform="skewX (0.00942477796076933) rotate (-0.775100720810683) translate (11.3697190064243cm 1.5101995287519cm)" svg:viewBox="0 0 2779 2776" draw:points="0,14 267,0 558,56 861,129 1226,249 1529,440 1864,667 2109,935 2314,1229 2496,1587 2624,1899 2717,2258 2769,2559 2779,2776">
          <text:p/>
        </draw:polyline>
        <draw:polyline draw:style-name="gr6" draw:text-style-name="P6" draw:layer="layout" svg:width="2.621cm" svg:height="2.458cm" draw:transform="skewX (-0.0043633231299858) rotate (-2.96897959056755) translate (9.9641004146356cm 5.9687441652968cm)" svg:viewBox="0 0 2622 2459" draw:points="0,12 252,0 526,50 813,114 1147,230 1444,390 1776,622 1967,835 2184,1089 2356,1405 2477,1682 2563,2000 2613,2267 2622,2459">
          <text:p/>
        </draw:polyline>
        <draw:line draw:style-name="gr7" draw:text-style-name="P6" draw:layer="layout" svg:x1="3.069cm" svg:y1="3.519cm" svg:x2="5.594cm" svg:y2="3.515cm">
          <text:p/>
        </draw:line>
        <draw:frame draw:style-name="gr8" draw:text-style-name="P7" draw:layer="layout" svg:width="1.641cm" svg:height="0.725cm" svg:x="3.128cm" svg:y="2.747cm">
          <draw:text-box>
            <text:p><text:span text:style-name="T1">stage</text:span></text:p>
          </draw:text-box>
        </draw:frame>
        <draw:frame draw:style-name="gr9" draw:text-style-name="P7" draw:layer="layout" svg:width="2.16cm" svg:height="0.793cm" svg:x="5.877cm" svg:y="1.048cm">
          <draw:text-box>
            <text:p><text:span text:style-name="T1">commit</text:span></text:p>
          </draw:text-box>
        </draw:frame>
        <draw:frame draw:style-name="gr8" draw:text-style-name="P7" draw:layer="layout" svg:width="1.641cm" svg:height="0.725cm" svg:x="6.529cm" svg:y="5.148cm">
          <draw:text-box>
            <text:p><text:span text:style-name="T1">edit</text:span></text:p>
          </draw:text-box>
        </draw:frame>
        <draw:frame draw:style-name="gr8" draw:text-style-name="P7" draw:layer="layout" svg:width="1.641cm" svg:height="0.725cm" svg:x="10.63cm" svg:y="2.749cm">
          <draw:text-box>
            <text:p><text:span text:style-name="T1">edit</text:span></text:p>
          </draw:text-box>
        </draw:frame>
        <draw:frame draw:style-name="gr10" draw:text-style-name="P7" draw:layer="layout" svg:width="2.268cm" svg:height="1.392cm" svg:x="12.131cm" svg:y="3.45cm">
          <draw:text-box>
            <text:p><text:span text:style-name="T1">stage + comm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9T13:55:57.229112864</meta:creation-date>
    <meta:editing-duration>PT22M22S</meta:editing-duration>
    <meta:editing-cycles>7</meta:editing-cycles>
    <meta:generator>LibreOffice/5.1.6.2$Linux_X86_64 LibreOffice_project/10m0$Build-2</meta:generator>
    <meta:initial-creator>Maria </meta:initial-creator>
    <dc:date>2022-03-29T23:26:57.191809994</dc:date>
    <dc:creator>Maria </dc:creator>
    <meta:document-statistic meta:object-count="14"/>
  </office:meta>
</office:document-meta>
</file>